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ourier 10 Pitch" svg:font-family="Courier 10 Pitch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family="Courier 10 Pitch" style:font-family-asian="Courier 10 Pitch" style:font-family-complex="Courier 10 Pitch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5">
      <style:text-properties fo:font-family="Courier 10 Pitch" style:font-family-asian="Courier 10 Pitch" style:font-family-complex="Courier 10 Pitch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6">
      <style:text-properties fo:font-family="Courier 10 Pitch" style:font-family-asian="Courier 10 Pitch" style:font-family-complex="Courier 10 Pitch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7">
      <style:text-properties fo:font-family="Courier 10 Pitch" style:font-family-asian="Courier 10 Pitch" style:font-family-complex="Courier 10 Pitch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font-family="Courier 10 Pitch" style:font-family-asian="Courier 10 Pitch" style:font-family-complex="Courier 10 Pitch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9">
      <style:text-properties fo:font-family="Courier 10 Pitch" style:font-family-asian="Courier 10 Pitch" style:font-family-complex="Courier 10 Pitch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10">
      <style:text-properties fo:font-family="Courier 10 Pitch" style:font-family-asian="Courier 10 Pitch" style:font-family-complex="Courier 10 Pitch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font-family="Courier 10 Pitch" style:font-family-asian="Courier 10 Pitch" style:font-family-complex="Courier 10 Pitch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font-family="Courier 10 Pitch" style:font-family-asian="Courier 10 Pitch" style:font-family-complex="Courier 10 Pitch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3">
      <style:text-properties fo:font-family="Courier 10 Pitch" style:font-family-asian="Courier 10 Pitch" style:font-family-complex="Courier 10 Pitch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4">
      <style:text-properties fo:font-family="Courier 10 Pitch" style:font-family-asian="Courier 10 Pitch" style:font-family-complex="Courier 10 Pitch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D2DAE4" fo:border="none"/>
    </style:style>
    <style:style style:parent-style-name="Default" style:data-style-name="" style:family="table-cell" style:name="ce15">
      <style:text-properties fo:color="#C00000" fo:font-family="Courier 10 Pitch" style:font-family-asian="Courier 10 Pitch" style:font-family-complex="Courier 10 Pitch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16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7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18">
      <style:text-properties fo:color="#FF0000" fo:font-family="Courier 10 Pitch" style:font-family-asian="Courier 10 Pitch" style:font-family-complex="Courier 10 Pitch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9">
      <style:text-properties fo:font-family="Courier 10 Pitch" style:font-family-asian="Courier 10 Pitch" style:font-family-complex="Courier 10 Pitch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0">
      <style:text-properties fo:font-family="Courier 10 Pitch" style:font-family-asian="Courier 10 Pitch" style:font-family-complex="Courier 10 Pitch" fo:font-style="normal" fo:font-weight="bold"/>
      <style:paragraph-properties fo:text-align="center" style:writing-mode="page"/>
      <style:table-cell-properties style:text-align-source="fix" fo:background-color="#D2DAE4" fo:border="none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-top="none" fo:border-bottom="none" fo:border-left="1pt solid #000000" fo:border-right="1pt solid #000000" style:cell-protect="protected"/>
    </style:style>
    <style:style style:parent-style-name="Default" style:data-style-name="" style:family="table-cell" style:name="ce22">
      <style:text-properties fo:color="#000000" fo:font-family="Courier 10 Pitch" style:font-family-asian="Courier 10 Pitch" style:font-family-complex="Courier 10 Pitch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2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-top="none" fo:border-bottom="none" fo:border-left="1pt solid #000000" fo:border-right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281cm" style:use-optimal-column-width="false" fo:break-before="auto"/>
    </style:style>
    <style:style style:family="table-column" style:name="co3">
      <style:table-column-properties style:column-width="2.249cm" style:use-optimal-column-width="false" fo:break-before="auto"/>
    </style:style>
    <style:style style:family="table-column" style:name="co4">
      <style:table-column-properties style:column-width="3.546cm" style:use-optimal-column-width="false" fo:break-before="auto"/>
    </style:style>
    <style:style style:family="table-column" style:name="co5">
      <style:table-column-properties style:column-width="2.884cm" style:use-optimal-column-width="false" fo:break-before="auto"/>
    </style:style>
    <style:style style:family="table-column" style:name="co6">
      <style:table-column-properties style:column-width="2.249cm" style:use-optimal-column-width="false" fo:break-before="auto"/>
    </style:style>
    <style:style style:family="table-column" style:name="co7">
      <style:table-column-properties style:column-width="3.36cm" style:use-optimal-column-width="false" fo:break-before="auto"/>
    </style:style>
    <style:style style:family="table-column" style:name="co8">
      <style:table-column-properties style:column-width="2.249cm" style:use-optimal-column-width="false" fo:break-before="auto"/>
    </style:style>
    <style:style style:family="table-column" style:name="co9">
      <style:table-column-properties style:column-width="2.249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Courier 10 Pitch" fo:font-style="normal" style:text-underline-type="none" fo:font-weight="bold"/>
    </style:style>
    <style:style style:family="text" style:name="T2">
      <style:text-properties fo:font-family="Courier 10 Pitch" fo:font-style="normal" style:text-underline-type="none" fo:font-weight="bold"/>
    </style:style>
    <style:style style:family="text" style:name="T3">
      <style:text-properties fo:font-family="Courier 10 Pitch" fo:font-style="normal" style:text-underline-type="none" fo:font-weight="bold"/>
    </style:style>
    <style:style style:family="text" style:name="T4">
      <style:text-properties fo:font-family="Courier 10 Pitch" fo:font-style="normal" style:text-underline-type="none" fo:font-weight="bold"/>
    </style:style>
    <style:style style:family="text" style:name="T5">
      <style:text-properties fo:font-family="Courier 10 Pitch" fo:font-style="normal" style:text-underline-type="none" fo:font-weight="bold"/>
    </style:style>
    <style:style style:family="table-row" style:name="ro3">
      <style:table-row-properties style:row-height="20.25pt" style:use-optimal-row-height="false" fo:break-before="auto"/>
    </style:style>
    <style:style style:family="text" style:name="T6">
      <style:text-properties fo:font-family="Courier 10 Pitch" fo:font-style="normal" style:text-underline-type="none"/>
    </style:style>
    <style:style style:family="text" style:name="T7">
      <style:text-properties fo:font-family="Courier 10 Pitch" fo:font-style="normal" style:text-underline-type="none"/>
    </style:style>
    <style:style style:family="text" style:name="T8">
      <style:text-properties fo:font-family="Courier 10 Pitch" fo:font-style="normal" style:text-underline-type="none" fo:font-weight="normal"/>
    </style:style>
    <style:style style:family="text" style:name="T9">
      <style:text-properties fo:font-family="Courier 10 Pitch" fo:font-style="normal" style:text-underline-type="none" fo:font-weight="normal"/>
    </style:style>
    <style:style style:family="text" style:name="T10">
      <style:text-properties fo:font-family="Courier 10 Pitch" fo:font-style="normal" style:text-underline-type="none"/>
    </style:style>
    <style:style style:family="table-row" style:name="ro4">
      <style:table-row-properties style:row-height="24pt" style:use-optimal-row-height="false" fo:break-before="auto"/>
    </style:style>
    <style:style style:family="text" style:name="T11">
      <style:text-properties fo:font-family="Courier 10 Pitch" fo:font-style="normal" style:text-underline-type="none"/>
    </style:style>
    <style:style style:family="text" style:name="T12">
      <style:text-properties fo:font-family="Courier 10 Pitch" fo:font-style="normal" style:text-underline-type="none"/>
    </style:style>
    <style:style style:family="text" style:name="T13">
      <style:text-properties fo:font-family="Courier 10 Pitch" fo:font-style="normal" style:text-underline-type="none"/>
    </style:style>
    <style:style style:family="text" style:name="T14">
      <style:text-properties fo:font-family="Courier 10 Pitch" fo:font-style="normal" style:text-underline-type="none"/>
    </style:style>
    <style:style style:family="text" style:name="T15">
      <style:text-properties fo:font-family="Courier 10 Pitch" fo:font-style="normal" style:text-underline-type="none"/>
    </style:style>
    <style:style style:family="table-row" style:name="ro5">
      <style:table-row-properties style:row-height="24pt" style:use-optimal-row-height="false" fo:break-before="auto"/>
    </style:style>
    <style:style style:family="text" style:name="T16">
      <style:text-properties fo:font-family="Courier 10 Pitch" fo:font-style="normal" style:text-underline-type="none"/>
    </style:style>
    <style:style style:family="text" style:name="T17">
      <style:text-properties fo:font-family="Courier 10 Pitch" fo:font-style="normal" style:text-underline-type="none"/>
    </style:style>
    <style:style style:family="text" style:name="T18">
      <style:text-properties fo:font-family="Courier 10 Pitch" fo:font-style="normal" style:text-underline-type="none"/>
    </style:style>
    <style:style style:family="text" style:name="T19">
      <style:text-properties fo:font-family="Courier 10 Pitch" fo:font-style="normal" style:text-underline-type="none"/>
    </style:style>
    <style:style style:family="text" style:name="T20">
      <style:text-properties fo:font-family="Courier 10 Pitch" fo:font-style="normal" style:text-underline-type="none"/>
    </style:style>
    <style:style style:family="table-row" style:name="ro6">
      <style:table-row-properties style:row-height="15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ext" style:name="T21">
      <style:text-properties fo:font-family="Courier 10 Pitch" fo:font-style="normal" style:text-underline-type="none" fo:font-weight="bold"/>
    </style:style>
    <style:style style:family="text" style:name="T22">
      <style:text-properties fo:font-family="Courier 10 Pitch" fo:font-style="normal" style:text-underline-type="none" fo:font-weight="bold"/>
    </style:style>
    <style:style style:family="text" style:name="T23">
      <style:text-properties fo:font-family="Courier 10 Pitch" fo:font-style="normal" style:text-underline-type="none" fo:font-weight="bold"/>
    </style:style>
    <style:style style:family="text" style:name="T24">
      <style:text-properties fo:font-family="Courier 10 Pitch" fo:font-style="normal" style:text-underline-type="none" fo:font-weight="bold"/>
    </style:style>
    <style:style style:family="text" style:name="T25">
      <style:text-properties fo:font-family="Courier 10 Pitch" fo:font-style="normal" style:text-underline-type="none"/>
    </style:style>
    <style:style style:family="text" style:name="T26">
      <style:text-properties fo:font-family="Courier 10 Pitch" fo:font-style="normal" style:text-underline-type="none"/>
    </style:style>
    <style:style style:family="text" style:name="T27">
      <style:text-properties fo:font-family="Courier 10 Pitch" fo:font-style="normal" style:text-underline-type="none"/>
    </style:style>
    <style:style style:family="text" style:name="T28">
      <style:text-properties fo:font-family="Courier 10 Pitch" fo:font-style="normal" style:text-underline-type="none"/>
    </style:style>
    <style:style style:family="text" style:name="T29">
      <style:text-properties fo:font-family="Courier 10 Pitch" fo:font-style="normal" style:text-underline-type="none"/>
    </style:style>
    <style:style style:family="text" style:name="T30">
      <style:text-properties fo:font-family="Courier 10 Pitch" fo:font-style="normal" style:text-underline-type="none"/>
    </style:style>
    <style:style style:family="text" style:name="T31">
      <style:text-properties fo:font-family="Courier 10 Pitch" fo:font-style="normal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32">
      <style:text-properties fo:font-family="Courier 10 Pitch" fo:font-style="normal" style:text-underline-type="none"/>
    </style:style>
    <style:style style:family="text" style:name="T33">
      <style:text-properties fo:font-family="Courier 10 Pitch" fo:font-style="normal" style:text-underline-type="none"/>
    </style:style>
    <style:style style:family="text" style:name="T34">
      <style:text-properties fo:font-family="Courier 10 Pitch" fo:font-style="normal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ext" style:name="T35">
      <style:text-properties fo:font-family="Courier 10 Pitch" fo:font-style="normal" style:text-underline-type="none" fo:font-weight="bold"/>
    </style:style>
    <style:style style:family="text" style:name="T36">
      <style:text-properties fo:font-family="Courier 10 Pitch" fo:font-style="normal" style:text-underline-type="none" fo:font-weight="bold"/>
    </style:style>
    <style:style style:family="table-row" style:name="ro16">
      <style:table-row-properties style:row-height="12.8pt" style:use-optimal-row-height="false" fo:break-before="auto"/>
    </style:style>
    <style:style style:family="text" style:name="T37">
      <style:text-properties fo:font-family="Courier 10 Pitch" fo:font-style="normal" style:text-underline-type="none"/>
    </style:style>
    <style:style style:family="text" style:name="T38">
      <style:text-properties fo:font-family="Courier 10 Pitch" fo:font-style="normal" style:text-underline-type="none"/>
    </style:style>
    <style:style style:family="text" style:name="T39">
      <style:text-properties fo:font-family="Courier 10 Pitch" fo:font-style="normal" style:text-underline-type="none"/>
    </style:style>
    <style:style style:family="text" style:name="T40">
      <style:text-properties fo:font-family="Courier 10 Pitch" fo:font-style="normal" style:text-underline-type="none"/>
    </style:style>
    <style:style style:family="text" style:name="T41">
      <style:text-properties fo:font-family="Courier 10 Pitch" fo:font-style="normal" style:text-underline-type="none"/>
    </style:style>
    <style:style style:family="text" style:name="T42">
      <style:text-properties fo:font-family="Courier 10 Pitch" fo:font-style="normal" style:text-underline-type="none"/>
    </style:style>
    <style:style style:family="text" style:name="T43">
      <style:text-properties fo:font-family="Courier 10 Pitch" fo:font-style="normal" style:text-underline-type="none"/>
    </style:style>
    <style:style style:family="text" style:name="T44">
      <style:text-properties fo:font-family="Courier 10 Pitch" fo:font-style="normal" style:text-underline-type="none"/>
    </style:style>
    <style:style style:family="text" style:name="T45">
      <style:text-properties fo:font-family="Courier 10 Pitch" fo:font-style="normal" style:text-underline-type="none"/>
    </style:style>
    <style:style style:family="text" style:name="T46">
      <style:text-properties fo:font-family="Courier 10 Pitch" fo:font-style="normal" style:text-underline-type="none"/>
    </style:style>
    <style:style style:family="text" style:name="T47">
      <style:text-properties fo:font-family="Courier 10 Pitch" fo:font-style="normal" style:text-underline-type="none"/>
    </style:style>
    <style:style style:family="text" style:name="T48">
      <style:text-properties fo:font-family="Courier 10 Pitch" fo:font-style="normal" style:text-underline-type="none"/>
    </style:style>
    <style:style style:family="text" style:name="T49">
      <style:text-properties fo:font-family="Courier 10 Pitch" fo:font-style="normal" style:text-underline-type="none"/>
    </style:style>
    <style:style style:family="text" style:name="T50">
      <style:text-properties fo:font-family="Courier 10 Pitch" fo:font-style="normal" style:text-underline-type="none"/>
    </style:style>
  </office:automatic-styles>
  <office:body>
    <office:spreadsheet>
      <table:table table:name="EMPRESA" table:style-name="ta1">
        <table:table-column table:style-name="co2" table:default-cell-style-name="Default"/>
        <table:table-column table:number-columns-repeated="2"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number-columns-repeated="1017" table:style-name="co8" table:default-cell-style-name="Default"/>
        <table:table-column table:number-columns-repeated="100" table:style-name="co9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<text:span text:style-name="T1">id_trabajador</text:span></text:p>
          </table:table-cell>
          <table:table-cell table:style-name="ce4" office:value-type="string">
            <text:p><text:span text:style-name="T2">nombre</text:span></text:p>
          </table:table-cell>
          <table:table-cell table:style-name="ce4" office:value-type="string">
            <text:p><text:span text:style-name="T3">empresa</text:span></text:p>
          </table:table-cell>
          <table:table-cell table:style-name="ce4" office:value-type="string">
            <text:p><text:span text:style-name="T4">url1_empresa</text:span></text:p>
          </table:table-cell>
          <table:table-cell table:style-name="ce4" office:value-type="string">
            <text:p><text:span text:style-name="T5">dir_emp</text:span></text:p>
          </table:table-cell>
          <table:table-cell table:number-columns-repeated="102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<text:span text:style-name="T6">Luis</text:span></text:p>
          </table:table-cell>
          <table:table-cell table:style-name="ce5" office:value-type="string">
            <text:p><text:span text:style-name="T7">BRG</text:span></text:p>
          </table:table-cell>
          <table:table-cell table:style-name="ce5" office:value-type="string">
            <text:p><text:span text:style-name="T8">brg1.com</text:span><text:span text:style-name="T9">brg2.com</text:span></text:p>
          </table:table-cell>
          <table:table-cell table:style-name="ce5" office:value-type="string">
            <text:p><text:span text:style-name="T10">C/ Sagasta</text:span>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7"/>
          <table:table-cell table:number-columns-repeated="102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string">
            <text:p><text:span text:style-name="T11">Andrés</text:span></text:p>
          </table:table-cell>
          <table:table-cell table:style-name="ce5" office:value-type="string">
            <text:p><text:span text:style-name="T12">GNC</text:span></text:p>
          </table:table-cell>
          <table:table-cell table:style-name="ce5" office:value-type="string">
            <text:p><text:span text:style-name="T13">gnc1.es</text:span><text:span text:style-name="T14">gnc2.es</text:span></text:p>
          </table:table-cell>
          <table:table-cell table:style-name="ce5" office:value-type="string">
            <text:p><text:span text:style-name="T15">C/ Lepanto</text:span>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7"/>
          <table:table-cell table:number-columns-repeated="1024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5" office:value-type="string">
            <text:p><text:span text:style-name="T16">Fernando</text:span></text:p>
          </table:table-cell>
          <table:table-cell table:style-name="ce5" office:value-type="string">
            <text:p><text:span text:style-name="T17">BRG</text:span></text:p>
          </table:table-cell>
          <table:table-cell table:style-name="ce5" office:value-type="string">
            <text:p><text:span text:style-name="T18">brg1.com</text:span><text:span text:style-name="T19">brg2.com</text:span></text:p>
          </table:table-cell>
          <table:table-cell table:style-name="ce5" office:value-type="string">
            <text:p><text:span text:style-name="T20">C/ Sagasta</text:span>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7"/>
          <table:table-cell table:number-columns-repeated="1024"/>
        </table:table-row>
        <table:table-row table:style-name="ro6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10"/>
          <table:table-cell table:number-columns-repeated="1024"/>
        </table:table-row>
        <table:table-row table:style-name="ro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8"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9">
          <table:table-cell table:style-name="ce14" office:value-type="string" table:number-columns-spanned="7" table:number-rows-spanned="1">
            <text:p>NF 1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">
          <table:table-cell table:style-name="ce15" office:value-type="string">
            <text:p>id_trabajador</text:p>
          </table:table-cell>
          <table:table-cell table:style-name="ce4" office:value-type="string">
            <text:p><text:span text:style-name="T21">nombre</text:span></text:p>
          </table:table-cell>
          <table:table-cell table:style-name="ce4" office:value-type="string">
            <text:p><text:span text:style-name="T22">empresa</text:span></text:p>
          </table:table-cell>
          <table:table-cell table:style-name="ce4" office:value-type="string">
            <text:p><text:span text:style-name="T23">dir_emp</text:span></text:p>
          </table:table-cell>
          <table:table-cell/>
          <table:table-cell table:style-name="ce4" office:value-type="string">
            <text:p><text:span text:style-name="T24">empresa</text:span></text:p>
          </table:table-cell>
          <table:table-cell table:style-name="ce15" office:value-type="string">
            <text:p>url1_empresa</text:p>
          </table:table-cell>
          <table:table-cell table:number-columns-repeated="102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<text:span text:style-name="T25">Luis</text:span></text:p>
          </table:table-cell>
          <table:table-cell table:style-name="ce5" office:value-type="string">
            <text:p><text:span text:style-name="T26">BRG</text:span></text:p>
          </table:table-cell>
          <table:table-cell table:style-name="ce5" office:value-type="string">
            <text:p><text:span text:style-name="T27">C/ Sagasta</text:span></text:p>
          </table:table-cell>
          <table:table-cell/>
          <table:table-cell table:style-name="ce5" office:value-type="string">
            <text:p><text:span text:style-name="T28">BRG</text:span></text:p>
          </table:table-cell>
          <table:table-cell table:style-name="ce5" office:value-type="string">
            <text:p>brg1.com</text:p>
          </table:table-cell>
          <table:table-cell table:number-columns-repeated="102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string">
            <text:p><text:span text:style-name="T29">Andrés</text:span></text:p>
          </table:table-cell>
          <table:table-cell table:style-name="ce5" office:value-type="string">
            <text:p><text:span text:style-name="T30">GNC</text:span></text:p>
          </table:table-cell>
          <table:table-cell table:style-name="ce5" office:value-type="string">
            <text:p><text:span text:style-name="T31">C/ Lepanto</text:span></text:p>
          </table:table-cell>
          <table:table-cell/>
          <table:table-cell table:style-name="ce5" office:value-type="string">
            <text:p>BRG</text:p>
          </table:table-cell>
          <table:table-cell table:style-name="ce5" office:value-type="string">
            <text:p>brg2.com</text:p>
          </table:table-cell>
          <table:table-cell table:number-columns-repeated="1024"/>
        </table:table-row>
        <table:table-row table:style-name="ro10">
          <table:table-cell table:style-name="ce5" office:value-type="float" office:value="3">
            <text:p>3</text:p>
          </table:table-cell>
          <table:table-cell table:style-name="ce5" office:value-type="string">
            <text:p><text:span text:style-name="T32">Fernando</text:span></text:p>
          </table:table-cell>
          <table:table-cell table:style-name="ce5" office:value-type="string">
            <text:p><text:span text:style-name="T33">BRG</text:span></text:p>
          </table:table-cell>
          <table:table-cell table:style-name="ce5" office:value-type="string">
            <text:p><text:span text:style-name="T34">C/ Sagasta</text:span></text:p>
          </table:table-cell>
          <table:table-cell/>
          <table:table-cell table:style-name="ce5" office:value-type="string">
            <text:p>GNC</text:p>
          </table:table-cell>
          <table:table-cell table:style-name="ce5" office:value-type="string">
            <text:p>gnc1.es</text:p>
          </table:table-cell>
          <table:table-cell table:number-columns-repeated="1024"/>
        </table:table-row>
        <table:table-row table:style-name="ro11">
          <table:table-cell table:number-columns-repeated="5"/>
          <table:table-cell table:style-name="ce16" office:value-type="string">
            <text:p>GNC</text:p>
          </table:table-cell>
          <table:table-cell table:style-name="ce17" office:value-type="string">
            <text:p>gnc2.es</text:p>
          </table:table-cell>
          <table:table-cell table:number-columns-repeated="1024"/>
        </table:table-row>
        <table:table-row table:style-name="ro12">
          <table:table-cell table:style-name="ce18"/>
          <table:table-cell table:number-columns-repeated="1024"/>
        </table:table-row>
        <table:table-row table:style-name="ro13">
          <table:table-cell table:style-name="ce19"/>
          <table:table-cell table:number-columns-repeated="1024"/>
        </table:table-row>
        <table:table-row table:style-name="ro14">
          <table:table-cell table:style-name="ce20" office:value-type="string" table:number-columns-spanned="10" table:number-rows-spanned="1">
            <text:p>NF 2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24"/>
        </table:table-row>
        <table:table-row table:style-name="ro15">
          <table:table-cell table:style-name="ce15" office:value-type="string">
            <text:p>id_trabajador</text:p>
          </table:table-cell>
          <table:table-cell table:style-name="ce4" office:value-type="string">
            <text:p><text:span text:style-name="T35">nombre</text:span></text:p>
          </table:table-cell>
          <table:table-cell table:style-name="ce4" office:value-type="string">
            <text:p>empresa</text:p>
          </table:table-cell>
          <table:table-cell table:style-name="ce4" office:value-type="string">
            <text:p>dir_emp</text:p>
          </table:table-cell>
          <table:table-cell table:style-name="ce21"/>
          <table:table-cell table:style-name="ce4" office:value-type="string">
            <text:p><text:span text:style-name="T36">empresa</text:span></text:p>
          </table:table-cell>
          <table:table-cell table:style-name="ce15" office:value-type="string">
            <text:p>url1_empresa</text:p>
          </table:table-cell>
          <table:table-cell/>
          <table:table-cell table:style-name="ce15" office:value-type="string">
            <text:p>empresa</text:p>
          </table:table-cell>
          <table:table-cell table:style-name="ce22" office:value-type="string">
            <text:p>dir_emp</text:p>
          </table:table-cell>
          <table:table-cell table:number-columns-repeated="1024"/>
        </table:table-row>
        <table:table-row table:style-name="ro16">
          <table:table-cell table:style-name="ce5" office:value-type="float" office:value="1">
            <text:p>1</text:p>
          </table:table-cell>
          <table:table-cell table:style-name="ce5" office:value-type="string">
            <text:p><text:span text:style-name="T37">Luis</text:span></text:p>
          </table:table-cell>
          <table:table-cell table:style-name="ce5" office:value-type="string">
            <text:p><text:span text:style-name="T38">BRG</text:span></text:p>
          </table:table-cell>
          <table:table-cell table:style-name="ce5" office:value-type="string">
            <text:p><text:span text:style-name="T39">C/ Sagasta</text:span></text:p>
          </table:table-cell>
          <table:table-cell table:style-name="ce23"/>
          <table:table-cell table:style-name="ce5" office:value-type="string">
            <text:p><text:span text:style-name="T40">BRG</text:span></text:p>
          </table:table-cell>
          <table:table-cell table:style-name="ce5" office:value-type="string">
            <text:p>brg1.com</text:p>
          </table:table-cell>
          <table:table-cell/>
          <table:table-cell table:style-name="ce5" office:value-type="string">
            <text:p><text:span text:style-name="T41">BRG</text:span></text:p>
          </table:table-cell>
          <table:table-cell table:style-name="ce5" office:value-type="string">
            <text:p><text:span text:style-name="T42">C/ Sagasta</text:span></text:p>
          </table:table-cell>
          <table:table-cell table:number-columns-repeated="102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string">
            <text:p><text:span text:style-name="T43">Andrés</text:span></text:p>
          </table:table-cell>
          <table:table-cell table:style-name="ce5" office:value-type="string">
            <text:p><text:span text:style-name="T44">GNC</text:span></text:p>
          </table:table-cell>
          <table:table-cell table:style-name="ce5" office:value-type="string">
            <text:p><text:span text:style-name="T45">C/ Lepanto</text:span></text:p>
          </table:table-cell>
          <table:table-cell table:style-name="ce23"/>
          <table:table-cell table:style-name="ce5" office:value-type="string">
            <text:p>BRG</text:p>
          </table:table-cell>
          <table:table-cell table:style-name="ce5" office:value-type="string">
            <text:p>brg2.com</text:p>
          </table:table-cell>
          <table:table-cell/>
          <table:table-cell table:style-name="ce5" office:value-type="string">
            <text:p><text:span text:style-name="T46">GNC</text:span></text:p>
          </table:table-cell>
          <table:table-cell table:style-name="ce5" office:value-type="string">
            <text:p><text:span text:style-name="T47">C/ Lepanto</text:span></text:p>
          </table:table-cell>
          <table:table-cell table:number-columns-repeated="102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string">
            <text:p><text:span text:style-name="T48">Fernando</text:span></text:p>
          </table:table-cell>
          <table:table-cell table:style-name="ce5" office:value-type="string">
            <text:p><text:span text:style-name="T49">BRG</text:span></text:p>
          </table:table-cell>
          <table:table-cell table:style-name="ce5" office:value-type="string">
            <text:p><text:span text:style-name="T50">C/ Sagasta</text:span></text:p>
          </table:table-cell>
          <table:table-cell table:style-name="ce23"/>
          <table:table-cell table:style-name="ce5" office:value-type="string">
            <text:p>GNC</text:p>
          </table:table-cell>
          <table:table-cell table:style-name="ce5" office:value-type="string">
            <text:p>gnc1.es</text:p>
          </table:table-cell>
          <table:table-cell/>
          <table:table-cell table:style-name="ce12"/>
          <table:table-cell table:number-columns-repeated="1024"/>
        </table:table-row>
        <table:table-row table:style-name="ro1">
          <table:table-cell table:number-columns-repeated="5"/>
          <table:table-cell table:style-name="ce16" office:value-type="string">
            <text:p>GNC</text:p>
          </table:table-cell>
          <table:table-cell table:style-name="ce16" office:value-type="string">
            <text:p>gnc2.es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number-rows-repeated="4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ourier 10 Pitch" svg:font-family="Courier 10 Pitch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family="text" style:name="T51">
      <style:text-properties/>
    </style:style>
  </office:automatic-styles>
  <office:master-styles>
    <style:master-page style:name="MasterPage1" style:page-layout-name="Mpm1">
      <style:footer>
        <text:span text:style-name="T51">Pàgina 1</text:span>
      </style:footer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